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018401c"/>
    </style:style>
    <style:style style:name="P5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6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7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8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9" style:family="paragraph" style:parent-style-name="Text_20_body">
      <style:paragraph-properties fo:line-height="115%" fo:text-align="justify" style:justify-single-word="false"/>
      <style:text-properties officeooo:paragraph-rsid="001a4190"/>
    </style:style>
    <style:style style:name="P10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11" style:family="paragraph" style:parent-style-name="Text_20_body" style:list-style-name="L3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2" style:family="paragraph" style:parent-style-name="Text_20_body" style:list-style-name="L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3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4" style:family="paragraph" style:parent-style-name="Text_20_body" style:list-style-name="L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5" style:family="paragraph" style:parent-style-name="Text_20_body" style:list-style-name="L9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6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b2f56"/>
    </style:style>
    <style:style style:name="P17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18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d2f1d"/>
    </style:style>
    <style:style style:name="P19" style:family="paragraph" style:parent-style-name="Text_20_body" style:list-style-name="L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0" style:family="paragraph" style:parent-style-name="Text_20_body" style:list-style-name="L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1" style:family="paragraph" style:parent-style-name="Text_20_body" style:list-style-name="L6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2" style:family="paragraph" style:parent-style-name="Text_20_body" style:list-style-name="L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3" style:family="paragraph" style:parent-style-name="Text_20_body" style:list-style-name="L9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4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25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b2f56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officeooo:rsid="001d2f1d"/>
    </style:style>
    <style:style style:name="T6" style:family="text">
      <style:text-properties fo:font-style="italic" officeooo:rsid="001d2f1d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Strong_20_Emphasis"><text:span text:style-name="T1">Planejamento</text:span></text:span></text:h>
      <text:h text:style-name="P25" text:outline-level="2"><text:span text:style-name="T2">1</text:span><text:span text:style-name="T1">.1</text:span><text:span text:style-name="Strong_20_Emphasis"><text:span text:style-name="T1">Visão Geral</text:span></text:span></text:h>
      <text:p text:style-name="P9"><text:span text:style-name="T1"><text:tab/>O planejamento do projeto refina os objetivos do projeto e planeja o trabalho necessário para alcançá-los. </text:span>O processo do planejamento requer que o gerente de projeto desenvolva o plano de projeto e seus planos complementares. A fase do planejamento definirá mais precisamente o escopo, o custo e o prazo do projeto, estabelecerá a organização do trabalho e fornecerá uma estrutura para revisão e controle do projeto. <text:span text:style-name="T1">Mudanças significativas que venham a ocorrer durante os processos de execução e controle demandarão atividades do processo de planejamento.</text:span></text:p>
      <text:h text:style-name="P25" text:outline-level="2"><text:span text:style-name="T2">1</text:span><text:span text:style-name="T1">.2</text:span><text:span text:style-name="Strong_20_Emphasis"><text:span text:style-name="T1">Pré-requisitos</text:span></text:span></text:h>
      <text:list xml:id="list6696946904679991108" text:style-name="L1">
        <text:list-item>
          <text:p text:style-name="P10">Solicitação do projeto aprovada; </text:p>
        </text:list-item>
        <text:list-item>
          <text:p text:style-name="P8">Gerente de projeto definido. </text:p>
        </text:list-item>
      </text:list>
      <text:h text:style-name="P25" text:outline-level="2" text:is-list-header="true"><text:span text:style-name="T2">1</text:span><text:span text:style-name="T1">.4</text:span><text:span text:style-name="Strong_20_Emphasis"><text:span text:style-name="T1">Atividades</text:span></text:span></text:h>
      <text:h text:style-name="P4" text:outline-level="3"><text:span text:style-name="T2">1</text:span><text:span text:style-name="T1">.4.1</text:span>Desenvolver o plano de gerenciamento do projeto</text:h>
      <text:p text:style-name="P1"><text:tab/><text:span text:style-name="T5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1"><text:tab/><text:span text:style-name="T5">Na saída, encontra-se um </text:span><text:span text:style-name="T6">link</text:span><text:span text:style-name="T5"> para o acesso do plano de gerenciamento de projeto, e na entrada está o </text:span><text:span text:style-name="T6">link</text:span><text:span text:style-name="T5"> de acesso para o termo de abertura do projeto. Ambos se encontram na mesma pasta do repositório, DocumentosProjeto. </text:span></text:p>
      <text:p text:style-name="P16"><text:span text:style-name="Strong_20_Emphasis"><text:span text:style-name="T1">Entrada</text:span></text:span><text:span text:style-name="T1">: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p text:style-name="P1"><text:span text:style-name="Strong_20_Emphasis"><text:span text:style-name="T1">Saída</text:span></text:span><text:span text:style-name="T1">: Plano de Gerenciamento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h text:style-name="P6" text:outline-level="3"><text:span text:style-name="T2">1</text:span><text:span text:style-name="T1">.4.2</text:span><text:span text:style-name="Strong_20_Emphasis"><text:span text:style-name="T1">Definir o escopo do projeto</text:span></text:span></text:h>
      <text:p text:style-name="P1"><text:span text:style-name="Strong_20_Emphasis"><text:span text:style-name="T1">Checklist</text:span></text:span></text:p>
      <text:p text:style-name="P1"><text:span text:style-name="Strong_20_Emphasis"><text:span text:style-name="T1">Finalidade</text:span></text:span><text:span text:style-name="T1">:Descrever de forma clara as entregas do projeto </text:span></text:p>
      <text:p text:style-name="P1"><text:span text:style-name="Strong_20_Emphasis"><text:span text:style-name="T1">Entrada</text:span></text:span><text:span text:style-name="T1">:Termo de Abertura do Projeto</text:span></text:p>
      <text:p text:style-name="P1"><text:span text:style-name="Strong_20_Emphasis"><text:span text:style-name="T1">Saída</text:span></text:span><text:span text:style-name="T1">:</text:span></text:p>
      <text:list xml:id="list7171959783371981624" text:style-name="L3">
        <text:list-item>
          <text:p text:style-name="P11">Declaração de Escopo (Seção do Plano de Projeto ou Documento auxiliar); </text:p>
        </text:list-item>
        <text:list-item>
          <text:p text:style-name="P19">Estrutura Analítica do Projeto (EAP ou WBS) </text:p>
        </text:list-item>
      </text:list>
      <text:h text:style-name="P6" text:outline-level="3" text:is-list-header="true"><text:soft-page-break/><text:span text:style-name="T2">1</text:span><text:span text:style-name="T1">.4.3Planejar o gerenciamento da qualidade (8.1-PMBOK)</text:span></text:h>
      <text:list xml:id="list2124666977980557209" text:style-name="L4">
        <text:list-header>
          <text:p text:style-name="P20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Tipos de critério</text:p>
          </table:table-cell>
          <table:table-cell table:style-name="Tabela1.B1" office:value-type="string">
            <text:p text:style-name="P3">Aplica para</text:p>
          </table:table-cell>
          <table:table-cell table:style-name="Tabela1.C1" office:value-type="string">
            <text:p text:style-name="P3">Descrição</text:p>
          </table:table-cell>
        </table:table-row>
        <table:table-row>
          <table:table-cell table:style-name="Tabela1.A2" office:value-type="string">
            <text:p text:style-name="P3">Critérios de aceitação</text:p>
          </table:table-cell>
          <table:table-cell table:style-name="Tabela1.B2" office:value-type="string">
            <text:p text:style-name="P3">Entregas e Projeto</text:p>
          </table:table-cell>
          <table:table-cell table:style-name="Tabela1.C2" office:value-type="string">
            <text:p text:style-name="P3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3">Pré-requisitos ou Dependências</text:p>
          </table:table-cell>
          <table:table-cell table:style-name="Tabela1.B3" office:value-type="string">
            <text:p text:style-name="P3">Atividades,  Entregas e Fases</text:p>
          </table:table-cell>
          <table:table-cell table:style-name="Tabela1.C3" office:value-type="string">
            <text:p text:style-name="P3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791345662911406439" text:style-name="L5">
        <text:list-header>
          <text:p text:style-name="P12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8876009408007827914" text:style-name="L6">
        <text:list-item>
          <text:p text:style-name="P21">Plano de gerenciamento da qualidade Ou seção de qualidade no plano de projeto. </text:p>
        </text:list-item>
      </text:list>
      <text:h text:style-name="P7" text:outline-level="3"/>
      <text:h text:style-name="P6" text:outline-level="3"><text:span text:style-name="T2">1</text:span><text:span text:style-name="T1">.4.</text:span><text:span text:style-name="T2">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2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839063969119678436" text:style-name="L7">
        <text:list-item>
          <text:p text:style-name="P13">Cronograma. </text:p>
        </text:list-item>
        <text:list-item>
          <text:p text:style-name="P22">Orçamento. </text:p>
        </text:list-item>
      </text:list>
      <text:h text:style-name="P7" text:outline-level="3" text:is-list-header="true"><text:soft-page-break/></text:h>
      <text:h text:style-name="P6" text:outline-level="3"><text:span text:style-name="T2">1</text:span><text:span text:style-name="T1">.4.</text:span><text:span text:style-name="T2">5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6215939505035882756" text:style-name="L8">
        <text:list-header>
          <text:p text:style-name="P14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7" text:outline-level="3"/>
      <text:h text:style-name="P6" text:outline-level="3"><text:span text:style-name="T2">1</text:span><text:span text:style-name="T1">.4.</text:span><text:span text:style-name="T2">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2"/>
      <text:p text:style-name="P1"><text:span text:style-name="Strong_20_Emphasis"><text:span text:style-name="T1">Finalidade</text:span></text:span><text:span text:style-name="T1">:</text:span></text:p>
      <text:list xml:id="list4561264790126687651" text:style-name="L9">
        <text:list-item>
          <text:p text:style-name="P15">Aumentar a probabilidade e o impacto dos eventos positivos e </text:p>
        </text:list-item>
        <text:list-item>
          <text:p text:style-name="P23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7" text:outline-level="3"/>
      <text:h text:style-name="P6" text:outline-level="3"><text:span text:style-name="T2">1</text:span><text:span text:style-name="T1">.4.</text:span><text:span text:style-name="T2">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2"/>
      <text:h text:style-name="P25" text:outline-level="2"><text:span text:style-name="T2">1</text:span><text:span text:style-name="T1">.5</text:span><text:span text:style-name="Strong_20_Emphasis"><text:span text:style-name="T1">Saída</text:span></text:span></text:h>
      <text:h text:style-name="P5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08-31T20:22:07.988939249</dc:date>
    <meta:editing-duration>PT21M25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3" meta:paragraph-count="62" meta:word-count="480" meta:character-count="3321" meta:non-whitespace-character-count="2895"/>
  </office:meta>
</office:document-meta>
</file>